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text-properties officeooo:paragraph-rsid="00435fe7"/>
    </style:style>
    <style:style style:name="T1" style:family="text">
      <style:text-properties officeooo:rsid="003ba4f4"/>
    </style:style>
    <style:style style:name="T2" style:family="text">
      <style:text-properties officeooo:rsid="00435fe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Heading">RoR Player</text:span></text:h>
      <text:p text:style-name="Text_20_body">The RoR Player can be used on computers and smartphones to browse the tune sheets of all RoR tunes, listen to them, combine them in different ways, modify them, and even create own tunes and share them with others. It can be found at https://player.rhythms-of-resistance.org/. It works directly in the browser, and after being used for the first time it, it can also be opened without an internet connection. Use the “Add to Home screen” function on a smartphone to use it like an app.</text:p>
      <text:p text:style-name="Text_20_body">The player has two modes, which can be selected on top of the screen. In “Listen” mode, you can listen and read a detailed description of each tune by selecting one from the list on the left (on mobile devices, click on the menu button on the top left first). By clicking on the pen symbol, you can see the notes of a tune or break while it is playing.</text:p>
      <text:p text:style-name="Text_20_body">By clicking the dropdown with the Equalizer symbol, you can make specific instruments louder or quieter, adjust the playback speed, and add a whistle sound on the 1 or on each beat.</text:p>
      <text:p text:style-name="Text_20_body">In “Compose” mode, you can modify tunes/breaks, compose your own ones, and listen to them in different combinations. You can find detailed instructions in the RoR Player user manual on:<text:line-break/>https://player-docs.rhythms-of-resistance.org/</text:p>
      <text:h text:style-name="Heading_20_1" text:outline-level="1"><text:span text:style-name="Heading"><text:span text:style-name="T1">R</text:span></text:span><text:span text:style-name="Heading">oR Tube</text:span></text:h>
      <text:p text:style-name="Text_20_body">RoR Tube is a video sharing platform for the RoR network. It can be found on https://tube.rhythms-of-resistance.org/. You can find there and publish your own videos of playing tunes, the RoR dances, fixing drums, participating in actions and other creative ideas. RoR Tube is a good resource for seeing in action the things that the tune sheet can only describe in text.</text:p>
      <text:h text:style-name="P1" text:outline-level="1"><text:span text:style-name="Heading"><text:span text:style-name="T1">R</text:span></text:span><text:span text:style-name="Heading">oR </text:span><text:span text:style-name="Heading"><text:span text:style-name="T2">Sheetbook Generator</text:span></text:span></text:h>
      <text:p text:style-name="Text_20_body">On https://sheets.rhythms-of-resistance.org/ you can find a service that <text:span text:style-name="T2">can generate sheetbook PDFs with a custom selection of tunes, ready to be printed as A4, A5 or A6 bookle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style:contextual-spacing="false" fo:line-height="120%" fo:text-align="justify" style:justify-single-word="false" fo:hyphenation-ladder-count="no-limit" fo:hyphenation-keep="auto" loext:hyphenation-keep-type="column" style:page-number="auto" style:writing-mode="page"/>
      <style:text-properties fo:font-size="7pt" style:font-size-asian="10.5pt"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loext:opacity="1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23T23:43:18.822683814</meta:creation-date>
    <dc:date>2025-01-13T09:44:53.131616352</dc:date>
    <meta:editing-duration>PT16H52M42S</meta:editing-duration>
    <meta:editing-cycles>31</meta:editing-cycles>
    <meta:generator>LibreOffice/24.8.4.2$Linux_X86_64 LibreOffice_project/480$Build-2</meta:generator>
    <meta:document-statistic meta:table-count="0" meta:image-count="0" meta:object-count="0" meta:page-count="1" meta:paragraph-count="9" meta:word-count="315" meta:character-count="1841" meta:non-whitespace-character-count="1535"/>
  </office:meta>
</office:document-meta>
</file>